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4jListener.taskFinished( Build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g4jListener.buildStarted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4jListener.Log4jListe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4jListener.targetFinished( Build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g4jListener.messageLogged( BuildEvent ev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Log4jListener.buildFinished( Build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4jListener.taskStarted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4jListener.targetStarted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